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0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8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dddd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dddddd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number-columns-repeated="1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R</text:p>
          </table:table-cell>
          <table:table-cell table:number-columns-repeated="2"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style-name="ce2" office:value-type="string" calcext:value-type="string">
            <text:p>O’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O’CLOCK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5 pas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0 past</text:p>
          </table:table-cell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quarter past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20 past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/>
          <table:table-cell office:value-type="string" calcext:value-type="string">
            <text:p>25 pas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alf past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25 to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/>
          <table:table-cell office:value-type="string" calcext:value-type="string">
            <text:p>20 t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uarter to</text:p>
          </table:table-cell>
        </table:table-row>
        <table:table-row table:style-name="ro1">
          <table:table-cell table:style-name="Default" table:number-columns-repeated="11"/>
          <table:table-cell/>
          <table:table-cell office:value-type="string" calcext:value-type="string">
            <text:p>10 to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’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table table:name="digits" table:style-name="ta1">
        <table:table-column table:style-name="co3" table:default-cell-style-name="Default"/>
        <table:table-column table:style-name="co3" table:default-cell-style-name="ce8"/>
        <table:table-column table:style-name="co4" table:default-cell-style-name="ce10"/>
        <table:table-column table:style-name="co3" table:default-cell-style-name="ce10"/>
        <table:table-column table:style-name="co5" table:number-columns-repeated="2" table:default-cell-style-name="ce9"/>
        <table:table-column table:style-name="co6" table:default-cell-style-name="ce11"/>
        <table:table-column table:style-name="co4" table:default-cell-style-name="ce10"/>
        <table:table-column table:style-name="co5" table:default-cell-style-name="ce10"/>
        <table:table-column table:style-name="co3" table:default-cell-style-name="ce9"/>
        <table:table-column table:style-name="co4" table:default-cell-style-name="ce10"/>
        <table:table-column table:style-name="co3" table:default-cell-style-name="ce10"/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1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X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8"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E</text:p>
          </table:table-cell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9" office:value-type="string" calcext:value-type="string">
            <text:p>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</text:p>
          </table:table-cell>
          <table:table-cell table:style-name="ce8"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table-cell table:style-name="ce10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table:style-name="ce9"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10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10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</text:p>
          </table:table-cell>
        </table:table-row>
        <table:table-row table:style-name="ro1">
          <table:table-cell/>
          <table:table-cell table:style-name="ce10" office:value-type="string" calcext:value-type="string">
            <text:p>T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/>
          <table:table-cell table:style-name="ce9"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style-name="ce9"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0" office:value-type="string" calcext:value-type="string">
            <text:p>O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E</text:p>
          </table:table-cell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style-name="ce9"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10" office:value-type="string" calcext:value-type="string">
            <text:p>S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table:style-name="ce9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C</text:p>
          </table:table-cell>
          <table:table-cell table:style-name="ce8" office:value-type="string" calcext:value-type="string">
            <text:p>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7:05:53.698080593</meta:creation-date>
    <dc:date>2022-10-20T17:41:38.849496269</dc:date>
    <meta:editing-duration>PT19M3S</meta:editing-duration>
    <meta:editing-cycles>4</meta:editing-cycles>
    <meta:generator>LibreOffice/7.3.6.2$Linux_X86_64 LibreOffice_project/30$Build-2</meta:generator>
    <meta:document-statistic meta:table-count="2" meta:cell-count="1021" meta:object-count="0"/>
  </office:meta>
</office:document-meta>
</file>